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W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Komm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4/4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15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25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links nb. Glascont.</text:p>
          </table:table-cell>
          <table:covered-table-cell table:number-columns-repeated="2" table:style-name="ce10"/>
          <table:table-cell table:style-name="ce4" office:value-type="string">
            <text:p>244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llengasse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orfplatz neben GC. REWE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K130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enweg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gen. nicht vor 6-00 Uhr leeren!!</text:p>
          </table:table-cell>
          <table:covered-table-cell table:number-columns-repeated="2" table:style-name="ce24"/>
          <table:table-cell table:style-name="ce26" office:value-type="string">
            <text:p>K159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ingstr. 109-1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</text:p>
          </table:table-cell>
          <table:covered-table-cell table:number-columns-repeated="2" table:style-name="ce10"/>
          <table:table-cell table:style-name="ce4" office:value-type="string">
            <text:p>24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oststr. /Am Burg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Tent-Str. 4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nb. Glascont.</text:p>
          </table:table-cell>
          <table:covered-table-cell table:number-columns-repeated="2" table:style-name="ce10"/>
          <table:table-cell table:style-name="ce4" office:value-type="string">
            <text:p>26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1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8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2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1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2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42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gasse ggü. N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Grünfl. rechts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nb. Glascont.</text:p>
          </table:table-cell>
          <table:covered-table-cell table:number-columns-repeated="2" table:style-name="ce10"/>
          <table:table-cell table:style-name="ce4" office:value-type="string">
            <text:p>264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H0123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eßbachstr. nb. Hausn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nb. Glascont.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sheimerstr.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nb. Bauhof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al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uerwehr nb. Glascont.</text:p>
          </table:table-cell>
          <table:covered-table-cell table:number-columns-repeated="2" table:style-name="ce10"/>
          <table:table-cell table:style-name="ce4" office:value-type="string">
            <text:p>244/10c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34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/Dorfhaus</text:p>
          </table:table-cell>
          <table:covered-table-cell table:number-columns-repeated="2" table:style-name="ce10"/>
          <table:table-cell table:style-name="ce4" office:value-type="string">
            <text:p>243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hofweg /Bonn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2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2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1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zenstr. /Am Gol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